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900000019F90D48CBFB6D10C5.png" manifest:media-type="image/png"/>
  <manifest:file-entry manifest:full-path="Pictures/1000020100000019000000197D1E88FA60AB6B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f" loext:opacity="100%" fo:letter-spacing="normal" officeooo:paragraph-rsid="000033a8"/>
    </style:style>
    <style:style style:name="P2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f" loext:opacity="100%" style:font-name="apple-system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f" loext:opacity="100%" style:font-name="apple-system" fo:letter-spacing="normal" fo:font-style="normal" fo:font-weight="normal"/>
    </style:style>
    <style:style style:name="P4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top="0cm" fo:margin-bottom="0cm" style:contextual-spacing="false" fo:line-height="145%" fo:orphans="2" fo:widows="2" fo:padding="0cm" fo:border="none"/>
    </style:style>
    <style:style style:name="P8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P9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24292f" loext:opacity="100%" fo:letter-spacing="normal"/>
    </style:style>
    <style:style style:name="P10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</style:style>
    <style:style style:name="P1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f" loext:opacity="100%" fo:letter-spacing="normal"/>
    </style:style>
    <style:style style:name="P1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5" style:family="paragraph" style:parent-style-name="Text_20_body" style:list-style-name="L9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16" style:family="paragraph" style:parent-style-name="Text_20_body" style:list-style-name="L1">
      <style:paragraph-properties fo:margin-top="0cm" fo:margin-bottom="0.423cm" style:contextual-spacing="false" fo:orphans="2" fo:widows="2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17" style:family="paragraph" style:parent-style-name="Text_20_body" style:list-style-name="L4">
      <style:paragraph-properties fo:margin-top="0cm" fo:margin-bottom="0.423cm" style:contextual-spacing="false" fo:orphans="2" fo:widows="2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18" style:family="paragraph" style:parent-style-name="Text_20_body" style:list-style-name="L9">
      <style:paragraph-properties fo:margin-top="0cm" fo:margin-bottom="0.423cm" style:contextual-spacing="false" fo:orphans="2" fo:widows="2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19" style:family="paragraph" style:parent-style-name="Text_20_body" style:list-style-name="L2">
      <style:paragraph-properties fo:margin-top="0cm" fo:margin-bottom="0.423cm" style:contextual-spacing="false" fo:orphans="2" fo:widows="2"/>
    </style:style>
    <style:style style:name="P20" style:family="paragraph" style:parent-style-name="Text_20_body" style:list-style-name="L3">
      <style:paragraph-properties fo:margin-top="0cm" fo:margin-bottom="0.423cm" style:contextual-spacing="false" fo:orphans="2" fo:widows="2"/>
    </style:style>
    <style:style style:name="P21" style:family="paragraph" style:parent-style-name="Text_20_body" style:list-style-name="L5">
      <style:paragraph-properties fo:margin-top="0cm" fo:margin-bottom="0.423cm" style:contextual-spacing="false" fo:orphans="2" fo:widows="2"/>
    </style:style>
    <style:style style:name="P22" style:family="paragraph" style:parent-style-name="Text_20_body" style:list-style-name="L7">
      <style:paragraph-properties fo:margin-top="0cm" fo:margin-bottom="0.423cm" style:contextual-spacing="false" fo:orphans="2" fo:widows="2"/>
    </style:style>
    <style:style style:name="P23" style:family="paragraph" style:parent-style-name="Text_20_body" style:list-style-name="L8">
      <style:paragraph-properties fo:margin-top="0cm" fo:margin-bottom="0.423cm" style:contextual-spacing="false" fo:orphans="2" fo:widows="2"/>
    </style:style>
    <style:style style:name="P24" style:family="paragraph" style:parent-style-name="Text_20_body" style:list-style-name="L6">
      <style:paragraph-properties fo:margin-top="0.423cm" fo:margin-bottom="0.423cm" style:contextual-spacing="false" fo:orphans="2" fo:widows="2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25" style:family="paragraph" style:parent-style-name="Text_20_body" style:list-style-name="L6">
      <style:paragraph-properties fo:margin-top="0.423cm" fo:margin-bottom="0.423cm" style:contextual-spacing="false" fo:orphans="2" fo:widows="2"/>
    </style:style>
    <style:style style:name="T1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style:font-name="apple-system" fo:font-style="normal" fo:font-weight="normal"/>
    </style:style>
    <style:style style:name="T3" style:family="text">
      <style:text-properties fo:font-variant="normal" fo:text-transform="non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f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24292f" loext:opacity="100%" style:font-name="apple-system" fo:font-size="12pt" fo:letter-spacing="normal" fo:font-style="normal" fo:font-weight="bold"/>
    </style:style>
    <style:style style:name="T7" style:family="text">
      <style:text-properties fo:font-variant="normal" fo:text-transform="none" fo:color="#24292f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24292f" loext:opacity="100%" style:font-name="ui-monospace" fo:font-size="9.75pt" fo:letter-spacing="normal" fo:font-style="normal" fo:font-weight="normal" loext:padding="0cm" loext:border="none"/>
    </style:style>
    <style:style style:name="T9" style:family="text">
      <style:text-properties style:font-name="ui-monospace" fo:font-size="9.75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Semana Spring React - Episódio 2</text:span></text:h>
      <text:p text:style-name="P10"><text:span text:style-name="Emphasis"><text:span text:style-name="T3">Crie um app completo para seu portfólio com as tecnologias mais demandadas do mercado</text:span></text:span></text:p>
      <text:h text:style-name="P2" text:outline-level="2"><text:bookmark text:name="user-content-realização"/>Realização</text:h>
      <text:p text:style-name="P11"><text:a xlink:type="simple" xlink:href="https://devsuperior.com.br/" text:style-name="Internet_20_link" text:visited-style-name="Visited_20_Internet_20_Link"><text:span text:style-name="T4">DevSuperior - Escola de programação</text:span></text:a></text:p>
      <text:p text:style-name="P12"><text:span text:style-name="T1"><draw:a xlink:type="simple" xlink:href="https://instagram.com/devsuperior.ig"><draw:frame draw:style-name="fr1" draw:name="Figura2" text:anchor-type="as-char" svg:width="0.933cm" svg:height="0.933cm" draw:z-index="0"><draw:image xlink:href="Pictures/1000020100000019000000197D1E88FA60AB6B25.png" xlink:type="simple" xlink:show="embed" xlink:actuate="onLoad" draw:mime-type="image/png"/><svg:title>DevSuperior no Instagram</svg:title></draw:frame></draw:a></text:span> <text:span text:style-name="T1"><draw:a xlink:type="simple" xlink:href="https://youtube.com/devsuperior"><draw:frame draw:style-name="fr1" draw:name="Figura3" text:anchor-type="as-char" svg:width="0.933cm" svg:height="0.933cm" draw:z-index="1"><draw:image xlink:href="Pictures/100002010000001900000019F90D48CBFB6D10C5.png" xlink:type="simple" xlink:show="embed" xlink:actuate="onLoad" draw:mime-type="image/png"/><svg:title>DevSuperior no Youtube</svg:title></draw:frame></draw:a></text:span></text:p>
      <text:h text:style-name="P2" text:outline-level="2"><text:bookmark text:name="user-content-objetivos-do-projeto-para-esta-aula"/>Objetivos do projeto para esta aula</text:h>
      <text:list xml:id="list1821499951" text:style-name="L1">
        <text:list-item>
          <text:p text:style-name="P16">Implementar o back end</text:p>
        </text:list-item>
        <text:list-item>
          <text:p text:style-name="P16">Acesso a banco de dados</text:p>
        </text:list-item>
        <text:list-item>
          <text:p text:style-name="P16">Criar endpoints da API REST</text:p>
        </text:list-item>
        <text:list-item>
          <text:p text:style-name="P16">Integração com SMS</text:p>
        </text:list-item>
        <text:list-item>
          <text:p text:style-name="P16">Implantação na nuvem</text:p>
        </text:list-item>
      </text:list>
      <text:h text:style-name="P2" text:outline-level="2"><text:bookmark text:name="user-content-aviso-as-aulas-ficarão-disponíveis-somente-até-domingo-às-23h59"/>AVISO: as aulas ficarão disponíveis somente até domingo às 23h59</text:h>
      <text:h text:style-name="P2" text:outline-level="2"><text:bookmark text:name="user-content-checklist"/>Checklist</text:h>
      <text:h text:style-name="P2" text:outline-level="2"><text:bookmark text:name="user-content-ferramentas"/>Ferramentas</text:h>
      <text:list xml:id="list3918317001" text:style-name="L2">
        <text:list-item>
          <text:p text:style-name="P19"><text:span text:style-name="T5">Postman (Vídeo: </text:span><text:a xlink:type="simple" xlink:href="https://youtu.be/CWKLVapcnCU" text:style-name="Internet_20_link" text:visited-style-name="Visited_20_Internet_20_Link"><text:span text:style-name="T4">https://youtu.be/CWKLVapcnCU</text:span></text:a><text:span text:style-name="T5"> )</text:span></text:p>
        </text:list-item>
        <text:list-item>
          <text:p text:style-name="P19"><text:span text:style-name="T5">Heroku CLI (Vídeo: </text:span><text:a xlink:type="simple" xlink:href="https://youtu.be/70LUh5KNaEk" text:style-name="Internet_20_link" text:visited-style-name="Visited_20_Internet_20_Link"><text:span text:style-name="T4">https://youtu.be/70LUh5KNaEk</text:span></text:a><text:span text:style-name="T5"> )</text:span></text:p>
        </text:list-item>
      </text:list>
      <text:h text:style-name="P2" text:outline-level="2"><text:bookmark text:name="user-content-passo-configuração-de-segurança"/>Passo: configuração de segurança</text:h>
      <text:p text:style-name="P5">import java.util.Arrays;</text:p>
      <text:p text:style-name="P7"><text:soft-page-break/></text:p>
      <text:p text:style-name="P8">import org.springframework.context.annotation.Bean;</text:p>
      <text:p text:style-name="P8">import org.springframework.context.annotation.Configuration;</text:p>
      <text:p text:style-name="P8">import org.springframework.security.config.annotation.web.builders.HttpSecurity;</text:p>
      <text:p text:style-name="P8">import org.springframework.security.config.annotation.web.configuration.EnableWebSecurity;</text:p>
      <text:p text:style-name="P8">import org.springframework.security.config.http.SessionCreationPolicy;</text:p>
      <text:p text:style-name="P8">import org.springframework.security.web.SecurityFilterChain;</text:p>
      <text:p text:style-name="P8">import org.springframework.web.cors.CorsConfiguration;</text:p>
      <text:p text:style-name="P8">import org.springframework.web.cors.CorsConfigurationSource;</text:p>
      <text:p text:style-name="P8">import org.springframework.web.cors.UrlBasedCorsConfigurationSource;</text:p>
      <text:p text:style-name="P7"/>
      <text:p text:style-name="P8">@Configuration</text:p>
      <text:p text:style-name="P8">@EnableWebSecurity</text:p>
      <text:p text:style-name="P8">public class SecurityConfig {</text:p>
      <text:p text:style-name="P7"/>
      <text:p text:style-name="P9"><text:s text:c="8"/><text:span text:style-name="T9">@Bean</text:span></text:p>
      <text:p text:style-name="P9"><text:s text:c="8"/><text:span text:style-name="T9">public SecurityFilterChain filterChain(HttpSecurity http) throws Exception {</text:span></text:p>
      <text:p text:style-name="P9"><text:s text:c="16"/></text:p>
      <text:p text:style-name="P9"><text:s text:c="16"/><text:span text:style-name="T9">http.headers().frameOptions().disable();</text:span></text:p>
      <text:p text:style-name="P9"><text:s text:c="16"/><text:span text:style-name="T9">http.cors().and().csrf().disable();</text:span></text:p>
      <text:p text:style-name="P9"><text:s text:c="16"/><text:span text:style-name="T9">http.sessionManagement().sessionCreationPolicy(SessionCreationPolicy.STATELESS);</text:span></text:p>
      <text:p text:style-name="P9"><text:s text:c="16"/><text:span text:style-name="T9">http.authorizeHttpRequests((auth) -&gt; auth.anyRequest().permitAll());</text:span></text:p>
      <text:p text:style-name="P7"/>
      <text:p text:style-name="P9"><text:s text:c="16"/><text:span text:style-name="T9">return http.build();</text:span></text:p>
      <text:p text:style-name="P9"><text:s text:c="8"/><text:span text:style-name="T9">}</text:span></text:p>
      <text:p text:style-name="P7"/>
      <text:p text:style-name="P9"><text:s text:c="8"/><text:span text:style-name="T9">@Bean</text:span></text:p>
      <text:p text:style-name="P9"><text:s text:c="8"/><text:span text:style-name="T9">CorsConfigurationSource corsConfigurationSource() {</text:span></text:p>
      <text:p text:style-name="P9"><text:s text:c="16"/><text:span text:style-name="T9">CorsConfiguration configuration = new CorsConfiguration().applyPermitDefaultValues();</text:span></text:p>
      <text:p text:style-name="P9"><text:s text:c="16"/><text:span text:style-name="T9">configuration.setAllowedMethods(Arrays.asList("POST", "GET", "PUT", "DELETE", "OPTIONS"));</text:span></text:p>
      <text:p text:style-name="P9"><text:s text:c="16"/><text:span text:style-name="T9">final UrlBasedCorsConfigurationSource source = new UrlBasedCorsConfigurationSource();</text:span></text:p>
      <text:p text:style-name="P9"><text:s text:c="16"/><text:span text:style-name="T9">source.registerCorsConfiguration("/**", configuration);</text:span></text:p>
      <text:p text:style-name="P9"><text:s text:c="16"/><text:span text:style-name="T9">return source;</text:span></text:p>
      <text:p text:style-name="P9"><text:s text:c="8"/><text:span text:style-name="T9">}</text:span></text:p>
      <text:p text:style-name="P8">}</text:p>
      <text:list xml:id="list2605663242" text:style-name="L3">
        <text:list-item>
          <text:p text:style-name="P20"><text:span text:style-name="Strong_20_Emphasis"><text:span text:style-name="T6">COMMIT: Security config</text:span></text:span></text:p>
        </text:list-item>
      </text:list>
      <text:h text:style-name="P3" text:outline-level="3"><text:bookmark text:name="user-content-passo-banco-de-dados"/><text:soft-page-break/>Passo: banco de dados</text:h>
      <text:list xml:id="list4232784525" text:style-name="L4">
        <text:list-item>
          <text:p text:style-name="P17">Criar entidade Sale</text:p>
        </text:list-item>
        <text:list-item>
          <text:p text:style-name="P17">Fazer mapeamento objeto-relacional (JPA)</text:p>
        </text:list-item>
        <text:list-item>
          <text:p text:style-name="P17">Configurar dados de conexão do banco de dados H2</text:p>
        </text:list-item>
        <text:list-item>
          <text:p text:style-name="P17">Fazer seed do banco de dados</text:p>
        </text:list-item>
      </text:list>
      <text:h text:style-name="P4" text:outline-level="4"><text:bookmark text:name="user-content-applicationproperties"/>application.properties</text:h>
      <text:p text:style-name="P6"><text:span text:style-name="Source_20_Text"><text:span text:style-name="T7">spring.datasource.url=jdbc:h2:mem:testdb</text:span></text:span></text:p>
      <text:p text:style-name="P7"><text:span text:style-name="Source_20_Text"><text:span text:style-name="T7">spring.datasource.username=sa</text:span></text:span></text:p>
      <text:p text:style-name="P7"><text:span text:style-name="Source_20_Text"><text:span text:style-name="T7">spring.datasource.password=</text:span></text:span></text:p>
      <text:p text:style-name="P7"/>
      <text:p text:style-name="P7"><text:span text:style-name="Source_20_Text"><text:span text:style-name="T7">spring.h2.console.enabled=true</text:span></text:span></text:p>
      <text:p text:style-name="P7"><text:span text:style-name="Source_20_Text"><text:span text:style-name="T7">spring.h2.console.path=/h2-console</text:span></text:span></text:p>
      <text:p text:style-name="P7"/>
      <text:p text:style-name="P7"><text:span text:style-name="Source_20_Text"><text:span text:style-name="T7">spring.jpa.show-sql=true</text:span></text:span></text:p>
      <text:p text:style-name="P7"><text:span text:style-name="Source_20_Text"><text:span text:style-name="T7">spring.jpa.properties.hibernate.format_sql=true</text:span></text:span></text:p>
      <text:h text:style-name="P4" text:outline-level="4"><text:bookmark text:name="user-content-importsql"/>import.sql</text:h>
      <text:p text:style-name="P5">INSERT INTO tb_sales(seller_name,visited,deals,amount,date) VALUES ('Barry Allen',121,67,18196.0,'2022-06-16');</text:p>
      <text:p text:style-name="P8">INSERT INTO tb_sales(seller_name,visited,deals,amount,date) VALUES ('Logan',26,14,4255.0,'2022-06-14');</text:p>
      <text:p text:style-name="P8">INSERT INTO tb_sales(seller_name,visited,deals,amount,date) VALUES ('Padme',55,42,13249.0,'2022-06-14');</text:p>
      <text:p text:style-name="P8">INSERT INTO tb_sales(seller_name,visited,deals,amount,date) VALUES ('Padme',73,65,20751.0,'2022-06-10');</text:p>
      <text:p text:style-name="P8">INSERT INTO tb_sales(seller_name,visited,deals,amount,date) VALUES ('Logan',47,25,7318.0,'2022-06-04');</text:p>
      <text:p text:style-name="P8">INSERT INTO tb_sales(seller_name,visited,deals,amount,date) VALUES ('Kal-El',72,60,15608.0,'2022-06-03');</text:p>
      <text:p text:style-name="P8">INSERT INTO tb_sales(seller_name,visited,deals,amount,date) VALUES ('Kal-El',97,68,8901.0,'2022-06-03');</text:p>
      <text:p text:style-name="P8">INSERT INTO tb_sales(seller_name,visited,deals,amount,date) VALUES ('Anakin',68,26,13231.0,'2022-06-02');</text:p>
      <text:p text:style-name="P8">INSERT INTO tb_sales(seller_name,visited,deals,amount,date) VALUES ('Barry Allen',73,53,19476.0,'2022-05-22');</text:p>
      <text:p text:style-name="P8">INSERT INTO tb_sales(seller_name,visited,deals,amount,date) VALUES ('Kal-El',28,23,20530.0,'2022-05-18');</text:p>
      <text:p text:style-name="P8"><text:soft-page-break/>INSERT INTO tb_sales(seller_name,visited,deals,amount,date) VALUES ('Logan',83,44,4864.0,'2022-05-13');</text:p>
      <text:p text:style-name="P8">INSERT INTO tb_sales(seller_name,visited,deals,amount,date) VALUES ('Barry Allen',82,43,21753.0,'2022-05-06');</text:p>
      <text:p text:style-name="P8">INSERT INTO tb_sales(seller_name,visited,deals,amount,date) VALUES ('Logan',43,26,7362.0,'2022-05-03');</text:p>
      <text:p text:style-name="P8">INSERT INTO tb_sales(seller_name,visited,deals,amount,date) VALUES ('Anakin',54,23,10549.0,'2022-04-28');</text:p>
      <text:p text:style-name="P8">INSERT INTO tb_sales(seller_name,visited,deals,amount,date) VALUES ('Padme',125,84,13333.0,'2022-04-25');</text:p>
      <text:p text:style-name="P8">INSERT INTO tb_sales(seller_name,visited,deals,amount,date) VALUES ('Logan',44,26,7431.0,'2022-04-23');</text:p>
      <text:p text:style-name="P8">INSERT INTO tb_sales(seller_name,visited,deals,amount,date) VALUES ('Kal-El',46,25,21099.0,'2022-04-19');</text:p>
      <text:p text:style-name="P8">INSERT INTO tb_sales(seller_name,visited,deals,amount,date) VALUES ('Kal-El',42,28,7217.0,'2022-04-19');</text:p>
      <text:p text:style-name="P8">INSERT INTO tb_sales(seller_name,visited,deals,amount,date) VALUES ('Anakin',52,21,10107.0,'2022-04-18');</text:p>
      <text:p text:style-name="P8">INSERT INTO tb_sales(seller_name,visited,deals,amount,date) VALUES ('Padme',121,90,18174.0,'2022-04-17');</text:p>
      <text:p text:style-name="P8">INSERT INTO tb_sales(seller_name,visited,deals,amount,date) VALUES ('Logan',65,14,8095.0,'2022-04-12');</text:p>
      <text:p text:style-name="P8">INSERT INTO tb_sales(seller_name,visited,deals,amount,date) VALUES ('Padme',107,74,11507.0,'2022-04-12');</text:p>
      <text:p text:style-name="P8">INSERT INTO tb_sales(seller_name,visited,deals,amount,date) VALUES ('Barry Allen',140,74,11709.0,'2022-04-09');</text:p>
      <text:p text:style-name="P8">INSERT INTO tb_sales(seller_name,visited,deals,amount,date) VALUES ('Kal-El',95,91,8288.0,'2022-04-08');</text:p>
      <text:p text:style-name="P8">INSERT INTO tb_sales(seller_name,visited,deals,amount,date) VALUES ('Anakin',68,43,17016.0,'2022-04-07');</text:p>
      <text:p text:style-name="P8">INSERT INTO tb_sales(seller_name,visited,deals,amount,date) VALUES ('Kal-El',21,20,17126.0,'2022-04-03');</text:p>
      <text:p text:style-name="P8">INSERT INTO tb_sales(seller_name,visited,deals,amount,date) VALUES ('Logan',38,15,7957.0,'2022-03-31');</text:p>
      <text:p text:style-name="P8">INSERT INTO tb_sales(seller_name,visited,deals,amount,date) VALUES ('Barry Allen',53,29,20903.0,'2022-03-29');</text:p>
      <text:p text:style-name="P8">INSERT INTO tb_sales(seller_name,visited,deals,amount,date) VALUES ('Logan',19,10,3987.0,'2022-03-28');</text:p>
      <text:p text:style-name="P8">INSERT INTO tb_sales(seller_name,visited,deals,amount,date) VALUES ('Anakin',78,34,20795.0,'2022-03-27');</text:p>
      <text:p text:style-name="P8">INSERT INTO tb_sales(seller_name,visited,deals,amount,date) VALUES ('Logan',83,44,4938.0,'2022-03-26');</text:p>
      <text:p text:style-name="P8">INSERT INTO tb_sales(seller_name,visited,deals,amount,date) VALUES ('Logan',32,12,6926.0,'2022-03-13');</text:p>
      <text:p text:style-name="P8"><text:soft-page-break/>INSERT INTO tb_sales(seller_name,visited,deals,amount,date) VALUES ('Logan',64,33,8193.0,'2022-03-13');</text:p>
      <text:p text:style-name="P8">INSERT INTO tb_sales(seller_name,visited,deals,amount,date) VALUES ('Barry Allen',39,39,10557.0,'2022-03-05');</text:p>
      <text:p text:style-name="P8">INSERT INTO tb_sales(seller_name,visited,deals,amount,date) VALUES ('Barry Allen',158,84,21601.0,'2022-03-02');</text:p>
      <text:p text:style-name="P8">INSERT INTO tb_sales(seller_name,visited,deals,amount,date) VALUES ('Logan',12,6,7625.0,'2022-02-29');</text:p>
      <text:p text:style-name="P8">INSERT INTO tb_sales(seller_name,visited,deals,amount,date) VALUES ('Padme',82,82,22465.0,'2022-02-27');</text:p>
      <text:p text:style-name="P8">INSERT INTO tb_sales(seller_name,visited,deals,amount,date) VALUES ('Barry Allen',68,56,12595.0,'2022-02-17');</text:p>
      <text:p text:style-name="P8">INSERT INTO tb_sales(seller_name,visited,deals,amount,date) VALUES ('Logan',27,13,4636.0,'2022-02-16');</text:p>
      <text:p text:style-name="P8">INSERT INTO tb_sales(seller_name,visited,deals,amount,date) VALUES ('Kal-El',52,33,10155.0,'2022-02-14');</text:p>
      <text:p text:style-name="P8">INSERT INTO tb_sales(seller_name,visited,deals,amount,date) VALUES ('Kal-El',142,81,13610.0,'2022-02-13');</text:p>
      <text:p text:style-name="P8">INSERT INTO tb_sales(seller_name,visited,deals,amount,date) VALUES ('Padme',81,45,15306.0,'2022-02-08');</text:p>
      <text:p text:style-name="P8">INSERT INTO tb_sales(seller_name,visited,deals,amount,date) VALUES ('Anakin',64,35,17460.0,'2022-02-07');</text:p>
      <text:p text:style-name="P8">INSERT INTO tb_sales(seller_name,visited,deals,amount,date) VALUES ('Anakin',48,24,21413.0,'2022-02-03');</text:p>
      <text:p text:style-name="P8">INSERT INTO tb_sales(seller_name,visited,deals,amount,date) VALUES ('Barry Allen',150,82,6505.0,'2022-01-26');</text:p>
      <text:p text:style-name="P8">INSERT INTO tb_sales(seller_name,visited,deals,amount,date) VALUES ('Kal-El',138,95,7983.0,'2022-01-18');</text:p>
      <text:p text:style-name="P8">INSERT INTO tb_sales(seller_name,visited,deals,amount,date) VALUES ('Padme',70,48,9564.0,'2022-01-16');</text:p>
      <text:p text:style-name="P8">INSERT INTO tb_sales(seller_name,visited,deals,amount,date) VALUES ('Barry Allen',162,84,7302.0,'2022-01-15');</text:p>
      <text:p text:style-name="P8">INSERT INTO tb_sales(seller_name,visited,deals,amount,date) VALUES ('Kal-El',57,54,9126.0,'2022-01-12');</text:p>
      <text:p text:style-name="P8">INSERT INTO tb_sales(seller_name,visited,deals,amount,date) VALUES ('Kal-El',78,60,5253.0,'2022-01-06');</text:p>
      <text:p text:style-name="P8">INSERT INTO tb_sales(seller_name,visited,deals,amount,date) VALUES ('Padme',81,53,11553.0,'2022-01-04');</text:p>
      <text:p text:style-name="P8">INSERT INTO tb_sales(seller_name,visited,deals,amount,date) VALUES ('Kal-El',168,92,6299.0,'2021-12-28');</text:p>
      <text:p text:style-name="P8">INSERT INTO tb_sales(seller_name,visited,deals,amount,date) VALUES ('Anakin',48,13,22411.0,'2021-12-26');</text:p>
      <text:p text:style-name="P8">INSERT INTO tb_sales(seller_name,visited,deals,amount,date) VALUES ('Anakin',107,67,9788.0,'2021-12-24');</text:p>
      <text:p text:style-name="P8"><text:soft-page-break/>INSERT INTO tb_sales(seller_name,visited,deals,amount,date) VALUES ('Barry Allen',106,62,18942.0,'2021-12-20');</text:p>
      <text:p text:style-name="P8">INSERT INTO tb_sales(seller_name,visited,deals,amount,date) VALUES ('Anakin',40,26,11731.0,'2021-12-18');</text:p>
      <text:p text:style-name="P8">INSERT INTO tb_sales(seller_name,visited,deals,amount,date) VALUES ('Padme',101,68,19882.0,'2021-12-18');</text:p>
      <text:p text:style-name="P8">INSERT INTO tb_sales(seller_name,visited,deals,amount,date) VALUES ('Padme',185,100,14618.0,'2021-12-17');</text:p>
      <text:p text:style-name="P8">INSERT INTO tb_sales(seller_name,visited,deals,amount,date) VALUES ('Logan',82,47,7951.0,'2021-12-15');</text:p>
      <text:p text:style-name="P8">INSERT INTO tb_sales(seller_name,visited,deals,amount,date) VALUES ('Logan',86,45,4147.0,'2021-12-14');</text:p>
      <text:p text:style-name="P8">INSERT INTO tb_sales(seller_name,visited,deals,amount,date) VALUES ('Padme',95,88,12943.0,'2021-12-09');</text:p>
      <text:p text:style-name="P8">INSERT INTO tb_sales(seller_name,visited,deals,amount,date) VALUES ('Barry Allen',75,58,18747.0,'2021-12-02');</text:p>
      <text:p text:style-name="P8">INSERT INTO tb_sales(seller_name,visited,deals,amount,date) VALUES ('Anakin',96,50,12624.0,'2021-12-01');</text:p>
      <text:p text:style-name="P8">INSERT INTO tb_sales(seller_name,visited,deals,amount,date) VALUES ('Kal-El',79,40,14770.0,'2021-11-21');</text:p>
      <text:p text:style-name="P8">INSERT INTO tb_sales(seller_name,visited,deals,amount,date) VALUES ('Padme',73,46,14124.0,'2021-11-20');</text:p>
      <text:p text:style-name="P8">INSERT INTO tb_sales(seller_name,visited,deals,amount,date) VALUES ('Padme',92,58,20953.0,'2021-11-20');</text:p>
      <text:p text:style-name="P8">INSERT INTO tb_sales(seller_name,visited,deals,amount,date) VALUES ('Logan',43,30,9690.0,'2021-11-18');</text:p>
      <text:p text:style-name="P8">INSERT INTO tb_sales(seller_name,visited,deals,amount,date) VALUES ('Kal-El',58,30,11396.0,'2021-11-14');</text:p>
      <text:p text:style-name="P8">INSERT INTO tb_sales(seller_name,visited,deals,amount,date) VALUES ('Logan',49,14,5119.0,'2021-11-14');</text:p>
      <text:p text:style-name="P8">INSERT INTO tb_sales(seller_name,visited,deals,amount,date) VALUES ('Anakin',53,23,8206.0,'2021-11-12');</text:p>
      <text:p text:style-name="P8">INSERT INTO tb_sales(seller_name,visited,deals,amount,date) VALUES ('Anakin',49,25,8269.0,'2021-11-10');</text:p>
      <text:p text:style-name="P8">INSERT INTO tb_sales(seller_name,visited,deals,amount,date) VALUES ('Anakin',53,29,17984.0,'2021-11-09');</text:p>
      <text:p text:style-name="P8">INSERT INTO tb_sales(seller_name,visited,deals,amount,date) VALUES ('Logan',43,26,3056.0,'2021-11-08');</text:p>
      <text:p text:style-name="P8">INSERT INTO tb_sales(seller_name,visited,deals,amount,date) VALUES ('Anakin',51,21,8624.0,'2021-11-06');</text:p>
      <text:p text:style-name="P8">INSERT INTO tb_sales(seller_name,visited,deals,amount,date) VALUES ('Barry Allen',64,41,10959.0,'2021-11-03');</text:p>
      <text:p text:style-name="P8">INSERT INTO tb_sales(seller_name,visited,deals,amount,date) VALUES ('Anakin',75,23,15883.0,'2021-10-30');</text:p>
      <text:p text:style-name="P8"><text:soft-page-break/>INSERT INTO tb_sales(seller_name,visited,deals,amount,date) VALUES ('Barry Allen',51,44,14038.0,'2021-10-27');</text:p>
      <text:p text:style-name="P8">INSERT INTO tb_sales(seller_name,visited,deals,amount,date) VALUES ('Kal-El',141,81,13535.0,'2021-10-26');</text:p>
      <text:p text:style-name="P8">INSERT INTO tb_sales(seller_name,visited,deals,amount,date) VALUES ('Barry Allen',135,98,17241.0,'2021-10-25');</text:p>
      <text:p text:style-name="P8">INSERT INTO tb_sales(seller_name,visited,deals,amount,date) VALUES ('Barry Allen',116,66,16415.0,'2021-10-19');</text:p>
      <text:p text:style-name="P8">INSERT INTO tb_sales(seller_name,visited,deals,amount,date) VALUES ('Kal-El',60,44,5329.0,'2021-10-14');</text:p>
      <text:p text:style-name="P8">INSERT INTO tb_sales(seller_name,visited,deals,amount,date) VALUES ('Kal-El',63,32,16618.0,'2021-10-07');</text:p>
      <text:p text:style-name="P8">INSERT INTO tb_sales(seller_name,visited,deals,amount,date) VALUES ('Kal-El',176,100,5062.0,'2021-10-01');</text:p>
      <text:p text:style-name="P8">INSERT INTO tb_sales(seller_name,visited,deals,amount,date) VALUES ('Anakin',118,45,22235.0,'2021-09-29');</text:p>
      <text:p text:style-name="P8">INSERT INTO tb_sales(seller_name,visited,deals,amount,date) VALUES ('Kal-El',150,97,14484.0,'2021-09-26');</text:p>
      <text:p text:style-name="P8">INSERT INTO tb_sales(seller_name,visited,deals,amount,date) VALUES ('Anakin',115,63,18081.0,'2021-09-24');</text:p>
      <text:p text:style-name="P8">INSERT INTO tb_sales(seller_name,visited,deals,amount,date) VALUES ('Padme',159,88,16101.0,'2021-09-23');</text:p>
      <text:p text:style-name="P8">INSERT INTO tb_sales(seller_name,visited,deals,amount,date) VALUES ('Kal-El',76,45,11150.0,'2021-09-22');</text:p>
      <text:p text:style-name="P8">INSERT INTO tb_sales(seller_name,visited,deals,amount,date) VALUES ('Kal-El',65,63,17982.0,'2021-09-09');</text:p>
      <text:p text:style-name="P8">INSERT INTO tb_sales(seller_name,visited,deals,amount,date) VALUES ('Barry Allen',90,68,15927.0,'2021-09-08');</text:p>
      <text:p text:style-name="P8">INSERT INTO tb_sales(seller_name,visited,deals,amount,date) VALUES ('Logan',22,12,9793.0,'2021-09-06');</text:p>
      <text:p text:style-name="P8">INSERT INTO tb_sales(seller_name,visited,deals,amount,date) VALUES ('Logan',19,11,4185.0,'2021-09-05');</text:p>
      <text:p text:style-name="P8">INSERT INTO tb_sales(seller_name,visited,deals,amount,date) VALUES ('Anakin',68,21,15541.0,'2021-09-04');</text:p>
      <text:p text:style-name="P8">INSERT INTO tb_sales(seller_name,visited,deals,amount,date) VALUES ('Barry Allen',64,47,7287.0,'2021-09-04');</text:p>
      <text:p text:style-name="P8">INSERT INTO tb_sales(seller_name,visited,deals,amount,date) VALUES ('Kal-El',153,92,17913.0,'2021-09-04');</text:p>
      <text:p text:style-name="P8">INSERT INTO tb_sales(seller_name,visited,deals,amount,date) VALUES ('Padme',93,53,12648.0,'2021-09-02');</text:p>
      <text:p text:style-name="P8">INSERT INTO tb_sales(seller_name,visited,deals,amount,date) VALUES ('Anakin',78,32,12021.0,'2021-08-30');</text:p>
      <text:p text:style-name="P8">INSERT INTO tb_sales(seller_name,visited,deals,amount,date) VALUES ('Anakin',94,49,18787.0,'2021-08-29');</text:p>
      <text:p text:style-name="P8"><text:soft-page-break/>INSERT INTO tb_sales(seller_name,visited,deals,amount,date) VALUES ('Logan',54,28,3974.0,'2021-08-28');</text:p>
      <text:p text:style-name="P8">INSERT INTO tb_sales(seller_name,visited,deals,amount,date) VALUES ('Anakin',45,25,5681.0,'2021-08-26');</text:p>
      <text:p text:style-name="P8">INSERT INTO tb_sales(seller_name,visited,deals,amount,date) VALUES ('Logan',11,1,4008.0,'2021-08-14');</text:p>
      <text:p text:style-name="P8">INSERT INTO tb_sales(seller_name,visited,deals,amount,date) VALUES ('Padme',118,80,5218.0,'2021-08-13');</text:p>
      <text:p text:style-name="P8">INSERT INTO tb_sales(seller_name,visited,deals,amount,date) VALUES ('Anakin',52,21,21220.0,'2021-08-09');</text:p>
      <text:p text:style-name="P8">INSERT INTO tb_sales(seller_name,visited,deals,amount,date) VALUES ('Anakin',127,23,8831.0,'2021-08-06');</text:p>
      <text:p text:style-name="P8">INSERT INTO tb_sales(seller_name,visited,deals,amount,date) VALUES ('Anakin',78,23,13900.0,'2021-08-04');</text:p>
      <text:p text:style-name="P8">INSERT INTO tb_sales(seller_name,visited,deals,amount,date) VALUES ('Barry Allen',102,52,22086.0,'2021-08-03');</text:p>
      <text:p text:style-name="P8">INSERT INTO tb_sales(seller_name,visited,deals,amount,date) VALUES ('Barry Allen',54,53,15731.0,'2021-07-31');</text:p>
      <text:p text:style-name="P8">INSERT INTO tb_sales(seller_name,visited,deals,amount,date) VALUES ('Barry Allen',173,93,10816.0,'2021-07-22');</text:p>
      <text:p text:style-name="P8">INSERT INTO tb_sales(seller_name,visited,deals,amount,date) VALUES ('Kal-El',60,45,17633.0,'2021-07-20');</text:p>
      <text:p text:style-name="P8">INSERT INTO tb_sales(seller_name,visited,deals,amount,date) VALUES ('Kal-El',138,72,14528.0,'2021-07-19');</text:p>
      <text:p text:style-name="P8">INSERT INTO tb_sales(seller_name,visited,deals,amount,date) VALUES ('Padme',147,96,21582.0,'2021-07-17');</text:p>
      <text:p text:style-name="P8">INSERT INTO tb_sales(seller_name,visited,deals,amount,date) VALUES ('Logan',32,12,9751.0,'2021-07-13');</text:p>
      <text:p text:style-name="P8">INSERT INTO tb_sales(seller_name,visited,deals,amount,date) VALUES ('Padme',83,59,8496.0,'2021-07-08');</text:p>
      <text:p text:style-name="P8">INSERT INTO tb_sales(seller_name,visited,deals,amount,date) VALUES ('Padme',58,48,5283.0,'2021-07-07');</text:p>
      <text:p text:style-name="P8">INSERT INTO tb_sales(seller_name,visited,deals,amount,date) VALUES ('Kal-El',55,35,20474.0,'2021-07-05');</text:p>
      <text:p text:style-name="P8">INSERT INTO tb_sales(seller_name,visited,deals,amount,date) VALUES ('Anakin',84,34,5787.0,'2021-07-01');</text:p>
      <text:p text:style-name="P8">INSERT INTO tb_sales(seller_name,visited,deals,amount,date) VALUES ('Padme',79,68,11976.0,'2021-06-27');</text:p>
      <text:list xml:id="list3937787924" text:style-name="L5">
        <text:list-item>
          <text:p text:style-name="P21"><text:span text:style-name="Strong_20_Emphasis"><text:span text:style-name="T6">COMMIT: Database</text:span></text:span></text:p>
        </text:list-item>
      </text:list>
      <text:h text:style-name="P3" text:outline-level="3"><text:bookmark text:name="user-content-passo-primeiro-teste-de-endpoint-da-api-rest"/><text:soft-page-break/>Passo: Primeiro teste de endpoint da API REST</text:h>
      <text:list xml:id="list1661771999" text:style-name="L6">
        <text:list-item>
          <text:p text:style-name="P24">Criar repository</text:p>
        </text:list-item>
        <text:list-item>
          <text:p text:style-name="P24">Criar service</text:p>
        </text:list-item>
        <text:list-item>
          <text:p text:style-name="P24">Criar controller</text:p>
        </text:list-item>
        <text:list-item>
          <text:p text:style-name="P25"><text:span text:style-name="Strong_20_Emphasis"><text:span text:style-name="T6">COMMIT: API test</text:span></text:span></text:p>
        </text:list-item>
      </text:list>
      <text:h text:style-name="P3" text:outline-level="3"><text:bookmark text:name="user-content-passo-consulta-por-data"/>Passo: Consulta por data</text:h>
      <text:p text:style-name="P13">Consulta customizada:</text:p>
      <text:p text:style-name="P5">@Query("SELECT obj FROM Sale obj WHERE obj.date BETWEEN :min AND :max ORDER BY obj.amount DESC")</text:p>
      <text:p text:style-name="P8">Page&lt;Sale&gt; findSales(LocalDate min, LocalDate max, Pageable pageable);</text:p>
      <text:list xml:id="list1106881694" text:style-name="L7">
        <text:list-item>
          <text:p text:style-name="P22"><text:span text:style-name="Strong_20_Emphasis"><text:span text:style-name="T6">COMMIT: Date select</text:span></text:span></text:p>
        </text:list-item>
      </text:list>
      <text:h text:style-name="P3" text:outline-level="3"><text:bookmark text:name="user-content-passo-envio-de-sms"/>Passo: Envio de SMS</text:h>
      <text:p text:style-name="P13">Dependências Maven do Twilio</text:p>
      <text:p text:style-name="P5">&lt;dependency&gt;</text:p>
      <text:p text:style-name="P9"><text:s text:c="8"/><text:span text:style-name="T9">&lt;groupId&gt;com.twilio.sdk&lt;/groupId&gt;</text:span></text:p>
      <text:p text:style-name="P9"><text:s text:c="8"/><text:span text:style-name="T9">&lt;artifactId&gt;twilio&lt;/artifactId&gt;</text:span></text:p>
      <text:p text:style-name="P9"><text:s text:c="8"/><text:span text:style-name="T9">&lt;version&gt;8.31.1&lt;/version&gt;</text:span></text:p>
      <text:p text:style-name="P8">&lt;/dependency&gt;</text:p>
      <text:p text:style-name="P13">Variáveis de ambiente no application.properties:</text:p>
      <text:p text:style-name="P6"><text:span text:style-name="Source_20_Text"><text:span text:style-name="T7">twilio.sid=${TWILIO_SID}</text:span></text:span></text:p>
      <text:p text:style-name="P7"><text:span text:style-name="Source_20_Text"><text:span text:style-name="T7">twilio.key=${TWILIO_KEY}</text:span></text:span></text:p>
      <text:p text:style-name="P7"><text:span text:style-name="Source_20_Text"><text:span text:style-name="T7">twilio.phone.from=${TWILIO_PHONE_FROM}</text:span></text:span></text:p>
      <text:p text:style-name="P7"><text:span text:style-name="Source_20_Text"><text:span text:style-name="T7">twilio.phone.to=${TWILIO_PHONE_TO}</text:span></text:span></text:p>
      <text:p text:style-name="P13">Classe SmsService:</text:p>
      <text:p text:style-name="P5">@Service</text:p>
      <text:p text:style-name="P8">public class SmsService {</text:p>
      <text:p text:style-name="P7"/>
      <text:p text:style-name="P9"><text:s text:c="8"/><text:span text:style-name="T9">@Value("${twilio.sid}")</text:span></text:p>
      <text:p text:style-name="P9"><text:s text:c="8"/><text:span text:style-name="T9">private String twilioSid;</text:span></text:p>
      <text:p text:style-name="P7"><text:soft-page-break/></text:p>
      <text:p text:style-name="P9"><text:s text:c="8"/><text:span text:style-name="T9">@Value("${twilio.key}")</text:span></text:p>
      <text:p text:style-name="P9"><text:s text:c="8"/><text:span text:style-name="T9">private String twilioKey;</text:span></text:p>
      <text:p text:style-name="P7"/>
      <text:p text:style-name="P9"><text:s text:c="8"/><text:span text:style-name="T9">@Value("${twilio.phone.from}")</text:span></text:p>
      <text:p text:style-name="P9"><text:s text:c="8"/><text:span text:style-name="T9">private String twilioPhoneFrom;</text:span></text:p>
      <text:p text:style-name="P7"/>
      <text:p text:style-name="P9"><text:s text:c="8"/><text:span text:style-name="T9">@Value("${twilio.phone.to}")</text:span></text:p>
      <text:p text:style-name="P9"><text:s text:c="8"/><text:span text:style-name="T9">private String twilioPhoneTo;</text:span></text:p>
      <text:p text:style-name="P7"/>
      <text:p text:style-name="P9"><text:s text:c="8"/><text:span text:style-name="T9">public void sendSms() {</text:span></text:p>
      <text:p text:style-name="P7"/>
      <text:p text:style-name="P9"><text:s text:c="16"/><text:span text:style-name="T9">Twilio.init(twilioSid, twilioKey);</text:span></text:p>
      <text:p text:style-name="P7"/>
      <text:p text:style-name="P9"><text:s text:c="16"/><text:span text:style-name="T9">PhoneNumber to = new PhoneNumber(twilioPhoneTo);</text:span></text:p>
      <text:p text:style-name="P9"><text:s text:c="16"/><text:span text:style-name="T9">PhoneNumber from = new PhoneNumber(twilioPhoneFrom);</text:span></text:p>
      <text:p text:style-name="P7"/>
      <text:p text:style-name="P9"><text:s text:c="16"/><text:span text:style-name="T9">Message message = Message.creator(to, from, "Teste").create();</text:span></text:p>
      <text:p text:style-name="P7"/>
      <text:p text:style-name="P9"><text:s text:c="16"/><text:span text:style-name="T9">System.out.println(message.getSid());</text:span></text:p>
      <text:p text:style-name="P9"><text:s text:c="8"/><text:span text:style-name="T9">}</text:span></text:p>
      <text:p text:style-name="P8">}</text:p>
      <text:list xml:id="list356467011" text:style-name="L8">
        <text:list-item>
          <text:p text:style-name="P23"><text:span text:style-name="Strong_20_Emphasis"><text:span text:style-name="T6">COMMIT: Twilio SMS</text:span></text:span></text:p>
        </text:list-item>
      </text:list>
      <text:h text:style-name="P3" text:outline-level="3"><text:bookmark text:name="user-content-passo-implantação-no-heroku"/>Passo: Implantação no Heroku</text:h>
      <text:p text:style-name="P14"><text:span text:style-name="T5">Arquivo </text:span><text:span text:style-name="Source_20_Text"><text:span text:style-name="T8">system.properties</text:span></text:span></text:p>
      <text:p text:style-name="P6"><text:span text:style-name="Source_20_Text"><text:span text:style-name="T7">java.runtime.version=17</text:span></text:span></text:p>
      <text:list xml:id="list2230327239" text:style-name="L9">
        <text:list-item>
          <text:p text:style-name="P18">Criar app no Heroku</text:p>
        </text:list-item>
        <text:list-item>
          <text:p text:style-name="P18">Definir variáveis de ambiente:</text:p>
          <text:list>
            <text:list-item>
              <text:p text:style-name="P15">TWILIO_SID</text:p>
            </text:list-item>
            <text:list-item>
              <text:p text:style-name="P15">TWILIO_KEY</text:p>
            </text:list-item>
            <text:list-item>
              <text:p text:style-name="P15">TWILIO_PHONE_FROM</text:p>
            </text:list-item>
            <text:list-item>
              <text:p text:style-name="P15">TWILIO_PHONE_TO</text:p>
            </text:list-item>
          </text:list>
        </text:list-item>
      </text:list>
      <text:p text:style-name="P5">heroku -v</text:p>
      <text:p text:style-name="P8">heroku login</text:p>
      <text:p text:style-name="P8">heroku git:remote -a &lt;nome-do-app&gt;</text:p>
      <text:p text:style-name="P8">git remote -v</text:p>
      <text:p text:style-name="P8">git subtree push --prefix backend heroku main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09:01:08.013534866</meta:creation-date>
    <dc:date>2022-11-17T09:02:17.101166370</dc:date>
    <meta:editing-duration>PT1M12S</meta:editing-duration>
    <meta:editing-cycles>1</meta:editing-cycles>
    <meta:document-statistic meta:table-count="0" meta:image-count="2" meta:object-count="0" meta:page-count="10" meta:paragraph-count="237" meta:word-count="976" meta:character-count="16626" meta:non-whitespace-character-count="15502"/>
    <meta:generator>LibreOffice/7.1.6.2$Linux_X86_64 LibreOffice_project/0e133318fcee89abacd6a7d077e292f1145735c3</meta:generator>
  </office:meta>
</office:document-meta>
</file>